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ForwardingController.handleRequestInternal(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rvletForwardingController.setServletName( String servl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orwardingController.setBean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ForwardingController.ServletForwarding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orwardingController.useInclude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